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91cm" fo:min-width="24.9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93cm" fo:min-width="6.2cm"/>
    </style:style>
    <style:style style:name="gr4" style:family="graphic" style:parent-style-name="standard">
      <style:graphic-properties draw:stroke="none" draw:fill-color="#455a64" draw:textarea-horizontal-align="justify" draw:textarea-vertical-align="middle" draw:auto-grow-height="false" fo:min-height="0.1cm" fo:min-width="0.65cm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1976d2" style:font-name="Ubuntu" fo:font-size="95.4000015258789pt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1565c0" style:font-name="Ubuntu" fo:font-size="95.4000015258789pt" fo:font-weight="bold" style:font-weight-asian="bold" style:font-weight-complex="bold"/>
    </style:style>
    <style:style style:name="P4" style:family="paragraph">
      <loext:graphic-properties draw:fill-color="#455a64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1976d2" style:font-name="Ubuntu" fo:font-size="95.4000015258789pt" fo:font-weight="bold" style:font-weight-asian="bold" style:font-weight-complex="bold"/>
    </style:style>
    <style:style style:name="T2" style:family="text">
      <style:text-properties fo:color="#1565c0" style:font-name="Ubuntu" fo:font-size="95.400001525878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92cm" svg:height="8.041cm" svg:x="14.082cm" svg:y="7.98cm">
          <draw:text-box>
            <text:p><text:span text:style-name="T1">AIS</text:span></text:p>
          </draw:text-box>
        </draw:frame>
        <draw:frame draw:style-name="gr3" draw:text-style-name="P3" draw:layer="layout" svg:width="6.699cm" svg:height="7.843cm" svg:x="7.782cm" svg:y="7.98cm">
          <draw:text-box>
            <text:p><text:span text:style-name="T2">Red</text:span></text:p>
          </draw:text-box>
        </draw:frame>
        <draw:g>
          <draw:custom-shape draw:style-name="gr4" draw:text-style-name="P4" draw:layer="layout" svg:width="1.15cm" svg:height="0.35cm" draw:transform="rotate (0.785398163397448) translate (6.832cm 10.11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15cm" svg:height="0.35cm" draw:transform="rotate (2.35619449019234) translate (7.645cm 10.92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1.15cm" svg:height="0.35cm" draw:transform="rotate (-2.35619449019235) translate (21.075cm 10.113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4" draw:text-style-name="P4" draw:layer="layout" svg:width="1.15cm" svg:height="0.35cm" draw:transform="rotate (-0.785398163397449) translate (20.262cm 9.3cm)">
            <text:p/>
            <draw:enhanced-geometry svg:viewBox="0 0 21600 21600" draw:mirror-horizontal="false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71cm" fo:margin-bottom="0cm" fo:text-indent="0cm"/>
      <style:text-properties fo:font-size="27.3999996185303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76cm" fo:margin-bottom="0cm" fo:text-indent="0cm"/>
      <style:text-properties fo:font-size="23.799999237060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73cm" fo:margin-bottom="0cm" fo:text-indent="0cm"/>
      <style:text-properties fo:font-size="19.3999996185303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6cm" fo:margin-bottom="0cm" fo:text-indent="0cm"/>
      <style:text-properties fo:font-size="19.3999996185303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6cm" fo:margin-bottom="0cm" fo:text-indent="0cm"/>
      <style:text-properties fo:font-size="19.3999996185303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6cm" fo:margin-bottom="0cm" fo:text-indent="0cm"/>
      <style:text-properties fo:font-size="19.3999996185303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6cm" fo:margin-bottom="0cm" fo:text-indent="0cm"/>
      <style:text-properties fo:font-size="19.3999996185303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6cm" fo:margin-bottom="0cm" fo:text-indent="0cm"/>
      <style:text-properties fo:font-size="19.3999996185303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2cm" svg:height="3.509cm" svg:x="1.38cm" svg:y="0.812cm" presentation:class="title" presentation:placeholder="true">
        <draw:text-box/>
      </draw:frame>
      <draw:frame presentation:style-name="Predeterminado-outline1" draw:layer="backgroundobjects" svg:width="25.2cm" svg:height="12.18cm" svg:x="1.38cm" svg:y="4.896cm" presentation:class="outline" presentation:placeholder="true">
        <draw:text-box/>
      </draw:frame>
      <draw:frame presentation:style-name="Mpr1" draw:text-style-name="MP2" draw:layer="backgroundobjects" svg:width="6.523cm" svg:height="1.452cm" svg:x="1.38cm" svg:y="19.11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52cm" svg:x="9.553cm" svg:y="19.11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52cm" svg:x="20.058cm" svg:y="19.11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6:22:45.833466766</meta:creation-date>
    <dc:date>2016-10-24T19:28:44.252919571</dc:date>
    <meta:editing-duration>PT10M35S</meta:editing-duration>
    <meta:editing-cycles>2</meta:editing-cycles>
    <meta:generator>LibreOffice/5.2.2.2.0$Linux_X86_64 LibreOffice_project/20m0$Build-2</meta:generator>
    <meta:document-statistic meta:object-count="32"/>
  </office:meta>
</office:document-meta>
</file>